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5EDAC0AFF05203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draw:fill-color="#000000" draw:opacity="25%" draw:textarea-horizontal-align="justify" draw:textarea-vertical-align="middle" draw:auto-grow-height="false" fo:min-height="5.85cm" fo:min-width="0.86cm"/>
    </style:style>
    <style:style style:name="gr5" style:family="graphic" style:parent-style-name="objectwithoutfill">
      <style:graphic-properties draw:stroke="dash" draw:stroke-dash="Long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 draw:opacity="25%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7.8cm" svg:height="7.8cm" svg:x="0.564cm" svg:y="0.515cm">
            <draw:image xlink:href="Pictures/1000000100000258000002585EDAC0AFF052035C.png" xlink:type="simple" xlink:show="embed" xlink:actuate="onLoad" draw:mime-type="image/png">
              <text:p/>
            </draw:image>
          </draw:frame>
          <draw:g>
            <draw:custom-shape draw:style-name="gr2" draw:text-style-name="P2" draw:layer="layout" svg:width="0.2cm" svg:height="0.2cm" svg:x="4.45cm" svg:y="7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" draw:text-style-name="P1" draw:layer="layout" svg:x1="3.86cm" svg:y1="7.157cm" svg:x2="5.214cm" svg:y2="7.157cm">
                <text:p/>
              </draw:line>
              <draw:custom-shape draw:style-name="gr4" draw:text-style-name="P3" draw:layer="layout" svg:width="1.36cm" svg:height="6.1cm" svg:x="3.86cm" svg:y="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5" draw:text-style-name="P1" draw:layer="layout" svg:x1="4.55cm" svg:y1="7.05cm" svg:x2="4.55cm" svg:y2="1.75cm">
              <text:p/>
            </draw:line>
          </draw:g>
          <draw:g>
            <svg:title>TexMaths</svg:title>
            <svg:desc>12§latex§$68\%$§svg§600§TRUE§</svg:desc>
            <draw:g>
              <draw:path draw:style-name="gr6" draw:text-style-name="P4" draw:layer="layout" svg:width="0.174cm" svg:height="0.287cm" svg:x="4.24cm" svg:y="1.229cm" svg:viewBox="0 0 175 288" svg:d="M38 141c0-3 0-6 0-10 0-106 52-121 73-121 10 0 28 3 38 16-6 0-23 0-23 19 0 14 9 20 19 20 6 0 19-4 19-20 0-26-19-45-54-45-54 0-110 54-110 146 0 112 49 142 88 142 46 0 87-39 87-94 0-54-38-95-85-95-28 0-43 22-52 42zM88 276c-27 0-39-25-41-31-9-20-9-54-9-61 0-32 14-74 52-74 7 0 26 0 39 25 8 16 8 37 8 57 0 21 0 42-8 57-12 25-32 27-41 27z">
                <text:p/>
              </draw:path>
              <draw:path draw:style-name="gr6" draw:text-style-name="P4" draw:layer="layout" svg:width="0.173cm" svg:height="0.287cm" svg:x="4.451cm" svg:y="1.229cm" svg:viewBox="0 0 174 288" svg:d="M50 87c-19-13-21-27-21-33 0-27 27-44 57-44 31 0 58 22 58 52 0 24-16 44-41 59-17-11-35-23-53-34zM111 127c32-16 52-37 52-65 0-38-38-62-75-62-44 0-77 31-77 69 0 9 1 27 18 47 5 5 20 15 31 23-24 12-60 35-60 76 0 44 42 73 86 73 48 0 88-35 88-80 0-14-5-34-21-51-8-9-14-14-42-30zM70 145c17 10 34 21 51 32 12 8 32 20 32 46 0 31-32 53-65 53-38 0-68-26-68-61 0-24 14-51 50-70z">
                <text:p/>
              </draw:path>
              <draw:path draw:style-name="gr6" draw:text-style-name="P4" draw:layer="layout" svg:width="0.302cm" svg:height="0.337cm" svg:x="4.667cm" svg:y="1.193cm" svg:viewBox="0 0 303 338" svg:d="M265 17c2-5 4-6 4-9 0-4-5-8-9-8-5 0-7 4-9 6-21 29-50 39-80 39s-56-9-79-32c-8-7-16-13-30-13-32 0-62 36-62 85 0 50 30 85 62 85 30 0 54-39 54-85 0-6 0-25-8-48 27 16 48 18 63 18 33 0 53-13 57-14-63 93-127 187-190 280-3 5-3 8-3 9 0 5 4 8 8 8s5-2 9-6c71-105 142-210 213-315zM62 160c-8 0-36-6-36-75 0-71 28-75 36-75 23 0 43 31 43 75 0 45-21 75-43 75zM248 329c-8 0-36-5-36-76 0-69 28-75 36-75 23 0 45 31 45 75 0 46-22 76-45 76zM303 253c0-48-25-83-55-83-32 0-61 34-61 83 0 50 30 85 61 85s55-37 55-85z">
                <text:p/>
              </draw:path>
            </draw:g>
          </draw:g>
          <draw:g>
            <svg:title>TexMaths</svg:title>
            <svg:desc>12§latex§$16\%$§svg§600§TRUE§</svg:desc>
            <draw:g>
              <draw:path draw:style-name="gr6" draw:text-style-name="P4" draw:layer="layout" svg:width="0.138cm" svg:height="0.277cm" svg:x="2.94cm" svg:y="1.229cm" svg:viewBox="0 0 139 278" svg:d="M86 11c0-11 0-11-9-11-26 26-63 26-77 26 0 5 0 9 0 13 8 0 34 0 55-10 0 72 0 144 0 216 0 15-1 20-38 20-5 0-9 0-13 0 0 5 0 9 0 13 14-1 50-1 67-1 16 0 54 0 68 1 0-4 0-8 0-13-4 0-9 0-13 0-39 0-40-5-40-20 0-78 0-156 0-234z">
                <text:p/>
              </draw:path>
              <draw:path draw:style-name="gr6" draw:text-style-name="P4" draw:layer="layout" svg:width="0.173cm" svg:height="0.287cm" svg:x="3.132cm" svg:y="1.229cm" svg:viewBox="0 0 174 288" svg:d="M37 141c0-3 0-6 0-10 0-106 53-121 74-121 10 0 28 3 36 16-6 0-22 0-22 19 0 14 10 20 19 20 7 0 19-4 19-20 0-26-18-45-53-45-54 0-110 54-110 146 0 112 48 142 87 142 47 0 87-39 87-94 0-54-37-95-84-95-29 0-44 22-53 42zM87 276c-26 0-39-25-41-31-8-20-8-54-8-61 0-32 13-74 52-74 6 0 25 0 38 25 9 16 9 37 9 57 0 21 0 42-8 57-13 25-32 27-42 27z">
                <text:p/>
              </draw:path>
              <draw:path draw:style-name="gr6" draw:text-style-name="P4" draw:layer="layout" svg:width="0.302cm" svg:height="0.337cm" svg:x="3.347cm" svg:y="1.193cm" svg:viewBox="0 0 303 338" svg:d="M265 17c2-5 3-6 3-9 0-4-5-8-8-8-5 0-7 4-10 6-20 29-49 39-79 39s-56-9-79-32c-8-7-17-13-30-13-32 0-62 36-62 85 0 50 30 85 62 85 30 0 54-39 54-85 0-6 0-25-8-48 27 16 48 18 63 18 33 0 53-13 57-14-64 93-127 187-190 280-3 5-3 8-3 9 0 5 4 8 8 8s5-2 8-6c72-105 143-210 214-315zM62 160c-8 0-36-6-36-75 0-71 28-75 36-75 23 0 43 31 43 75 0 45-21 75-43 75zM248 329c-9 0-36-5-36-76 0-69 27-75 36-75 23 0 44 31 44 75 0 46-21 76-44 76zM303 253c0-48-25-83-55-83-32 0-61 34-61 83 0 50 30 85 61 85s55-37 55-85z">
                <text:p/>
              </draw:path>
            </draw:g>
          </draw:g>
          <draw:g>
            <svg:title>TexMaths</svg:title>
            <svg:desc>12§latex§$16\%$§svg§600§TRUE§</svg:desc>
            <draw:g>
              <draw:path draw:style-name="gr6" draw:text-style-name="P4" draw:layer="layout" svg:width="0.138cm" svg:height="0.277cm" svg:x="5.44cm" svg:y="1.229cm" svg:viewBox="0 0 139 278" svg:d="M86 11c0-11 0-11-9-11-26 26-63 26-77 26 0 5 0 9 0 13 8 0 34 0 55-10 0 72 0 144 0 216 0 15-1 20-38 20-5 0-9 0-13 0 0 5 0 9 0 13 14-1 50-1 67-1 16 0 54 0 68 1 0-4 0-8 0-13-4 0-9 0-13 0-39 0-40-5-40-20 0-78 0-156 0-234z">
                <text:p/>
              </draw:path>
              <draw:path draw:style-name="gr6" draw:text-style-name="P4" draw:layer="layout" svg:width="0.173cm" svg:height="0.287cm" svg:x="5.632cm" svg:y="1.229cm" svg:viewBox="0 0 174 288" svg:d="M37 141c0-3 0-6 0-10 0-106 53-121 74-121 10 0 28 3 36 16-6 0-22 0-22 19 0 14 10 20 19 20 7 0 19-4 19-20 0-26-18-45-53-45-54 0-110 54-110 146 0 112 48 142 87 142 47 0 87-39 87-94 0-54-37-95-84-95-29 0-44 22-53 42zM87 276c-26 0-39-25-41-31-8-20-8-54-8-61 0-32 13-74 52-74 6 0 25 0 38 25 9 16 9 37 9 57 0 21 0 42-8 57-13 25-32 27-42 27z">
                <text:p/>
              </draw:path>
              <draw:path draw:style-name="gr6" draw:text-style-name="P4" draw:layer="layout" svg:width="0.302cm" svg:height="0.337cm" svg:x="5.847cm" svg:y="1.193cm" svg:viewBox="0 0 303 338" svg:d="M265 17c2-5 3-6 3-9 0-4-5-8-8-8-5 0-7 4-10 6-20 29-49 39-79 39s-56-9-79-32c-8-7-17-13-30-13-32 0-62 36-62 85 0 50 30 85 62 85 30 0 54-39 54-85 0-6 0-25-8-48 27 16 48 18 63 18 33 0 53-13 57-14-64 93-127 187-190 280-3 5-3 8-3 9 0 5 4 8 8 8s5-2 8-6c72-105 143-210 214-315zM62 160c-8 0-36-6-36-75 0-71 28-75 36-75 23 0 43 31 43 75 0 45-21 75-43 75zM248 329c-9 0-36-5-36-76 0-69 27-75 36-75 23 0 44 31 44 75 0 46-21 76-44 76zM303 253c0-48-25-83-55-83-32 0-61 34-61 83 0 50 30 85 61 85s55-37 55-85z">
                <text:p/>
              </draw:path>
            </draw:g>
          </draw:g>
          <draw:g>
            <svg:title>TexMaths</svg:title>
            <svg:desc>12§latex§$-1\sigma$§svg§600§TRUE§</svg:desc>
            <draw:g>
              <draw:path draw:style-name="gr6" draw:text-style-name="P4" draw:layer="layout" svg:width="0.255cm" svg:height="0.016cm" svg:x="3.342cm" svg:y="7.462cm" svg:viewBox="0 0 256 17" svg:d="M242 17c7 0 14 0 14-9 0-8-7-8-14-8-76 0-152 0-228 0-7 0-14 0-14 8 0 9 7 9 14 9 76 0 152 0 228 0z">
                <text:p/>
              </draw:path>
              <draw:path draw:style-name="gr6" draw:text-style-name="P4" draw:layer="layout" svg:width="0.138cm" svg:height="0.277cm" svg:x="3.671cm" svg:y="7.296cm" svg:viewBox="0 0 139 278" svg:d="M86 11c0-10 0-11-9-11-27 26-64 26-77 26 0 5 0 9 0 13 8 0 34 0 55-10 0 72 0 144 0 216 0 15-1 20-39 20-5 0-9 0-14 0 0 4 0 9 0 13 15-1 52-1 69-1 16 0 52 0 68 1 0-4 0-9 0-13-4 0-9 0-13 0-39 0-40-5-40-20 0-78 0-156 0-234z">
                <text:p/>
              </draw:path>
              <draw:path draw:style-name="gr6" draw:text-style-name="P4" draw:layer="layout" svg:width="0.222cm" svg:height="0.184cm" svg:x="3.859cm" svg:y="7.394cm" svg:viewBox="0 0 223 185" svg:d="M202 25c5 0 21 0 21-14 0-11-9-11-17-11-32 0-64 0-96 0-63 0-110 69-110 119 0 36 25 66 63 66 50 0 106-50 106-115 0-7 0-27-13-45 15 0 31 0 46 0zM63 176c-20 0-37-15-37-46 0-12 5-46 21-70 16-30 42-35 56-35 36 0 40 28 40 41 0 19-9 53-23 75-17 24-40 35-57 35z">
                <text:p/>
              </draw:path>
            </draw:g>
          </draw:g>
          <draw:g>
            <svg:title>TexMaths</svg:title>
            <svg:desc>12§latex§$+1\sigma$§svg§600§TRUE§</svg:desc>
            <draw:g>
              <draw:path draw:style-name="gr6" draw:text-style-name="P4" draw:layer="layout" svg:width="0.278cm" svg:height="0.278cm" svg:x="4.942cm" svg:y="7.333cm" svg:viewBox="0 0 279 279" svg:d="M148 149c39 0 78 0 117 0 6 0 14 0 14-9 0-8-8-8-14-8-39 0-78 0-117 0 0-39 0-78 0-118 0-6 0-14-9-14-8 0-8 8-8 14 0 40 0 79 0 118-39 0-79 0-118 0-6 0-13 0-13 8 0 9 7 9 13 9 39 0 79 0 118 0 0 38 0 77 0 116 0 6 0 14 8 14 9 0 9-8 9-14 0-39 0-78 0-116z">
                <text:p/>
              </draw:path>
              <draw:path draw:style-name="gr6" draw:text-style-name="P4" draw:layer="layout" svg:width="0.138cm" svg:height="0.278cm" svg:x="5.283cm" svg:y="7.298cm" svg:viewBox="0 0 139 279" svg:d="M86 11c0-10 0-11-9-11-27 26-64 26-77 26 0 5 0 9 0 14 8 0 34 0 55-11 0 72 0 144 0 217 0 15-1 20-39 20-5 0-9 0-14 0 0 4 0 9 0 13 15-1 52-1 69-1s53 0 68 1c0-4 0-9 0-13-4 0-9 0-13 0-38 0-40-5-40-20 0-79 0-157 0-235z">
                <text:p/>
              </draw:path>
              <draw:path draw:style-name="gr6" draw:text-style-name="P4" draw:layer="layout" svg:width="0.222cm" svg:height="0.185cm" svg:x="5.471cm" svg:y="7.396cm" svg:viewBox="0 0 223 186" svg:d="M203 24c4 0 20 0 20-13 0-11-8-11-17-11-32 0-64 0-96 0-63 0-110 70-110 120 0 36 25 66 64 66 49 0 105-52 105-115 0-7 0-28-13-47 16 0 31 0 47 0zM64 176c-21 0-38-14-38-45 0-12 5-47 21-71 17-30 42-36 56-36 36 0 40 29 40 41 0 20-9 55-23 75-17 25-40 36-56 36z">
                <text:p/>
              </draw:path>
            </draw:g>
          </draw:g>
          <draw:g>
            <svg:title>TexMaths</svg:title>
            <svg:desc>12§latex§$\mu$§svg§600§TRUE§</svg:desc>
            <draw:g>
              <draw:path draw:style-name="gr6" draw:text-style-name="P4" draw:layer="layout" svg:width="0.226cm" svg:height="0.274cm" svg:x="4.442cm" svg:y="7.395cm" svg:viewBox="0 0 227 275" svg:d="M85 38c2-9 6-25 6-27 0-7-5-11-12-11-1 0-13 0-17 16-20 80-40 161-60 241-2 5-2 6-2 7 0 6 5 11 12 11 10 0 14-7 15-8 2-4 6-27 23-90 13 11 32 12 41 12 29 0 45-18 55-30 3 19 19 30 38 30 14 0 24-10 31-23 6-14 8-27 12-40 0-5-4-5-5-5-4 0-4 1-6 7-7 27-14 53-32 53-11 0-12-11-12-20s5-29 8-44c4-15 8-30 12-45 2-6 5-22 8-28 1-9 6-26 6-28 0-8-6-11-12-11-3 0-14 0-17 14-7 26-13 52-19 78-6 21-10 39-11 43-1 2-22 41-55 41-20 0-31-15-31-38 0-11 4-23 6-34 6-24 12-47 18-71z">
                <text:p/>
              </draw:path>
            </draw:g>
          </draw:g>
        </draw:g>
        <draw:custom-shape draw:style-name="gr2" draw:text-style-name="P2" draw:layer="layout" svg:width="0.15cm" svg:height="0.15cm" svg:x="4.451cm" svg:y="8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4.652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4.953cm" svg:y="8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5.254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5.655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6.256cm" svg:y="8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4.157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3.858cm" svg:y="8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3.559cm" svg:y="8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4.36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2.961cm" svg:y="8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5cm" svg:x="2.162cm" svg:y="8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0.65cm" svg:y1="8.25cm" svg:x2="8.4cm" svg:y2="8.25cm">
          <text:p/>
        </draw:line>
        <draw:g>
          <svg:title>TexMaths</svg:title>
          <svg:desc>12§latex§$x$§svg§600§TRUE§</svg:desc>
          <draw:g>
            <draw:path draw:style-name="gr6" draw:text-style-name="P4" draw:layer="layout" svg:width="0.207cm" svg:height="0.187cm" svg:x="7.842cm" svg:y="8.396cm" svg:viewBox="0 0 208 188" svg:d="M128 58c2-10 12-48 41-48 2 0 12 0 21 4-12 3-20 13-20 23 0 7 5 14 15 14s23-7 23-24c0-21-25-27-38-27-25 0-40 21-44 32-11-28-34-32-46-32-43 0-67 54-67 64 0 4 4 4 5 4 4 0 5 0 6-5 14-44 42-53 55-53 8 0 23 3 23 27 0 13-8 40-23 99-6 26-20 42-40 42-2 0-11 0-20-4 11-3 19-11 19-23 0-11-8-14-15-14-12 0-23 11-23 24 0 19 22 27 39 27 28 0 44-29 45-32 4 15 19 32 44 32 43 0 67-54 67-64 0-4-4-4-5-4-3 0-5 1-6 5-13 44-42 53-55 53-17 0-23-13-23-27 0-8 3-18 8-36 4-19 9-38 14-5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1:56:47.144732320</meta:creation-date>
    <dc:date>2024-08-13T23:32:15.948471258</dc:date>
    <meta:editing-duration>PT40M7S</meta:editing-duration>
    <meta:editing-cycles>6</meta:editing-cycles>
    <meta:generator>LibreOffice/7.3.7.2$Linux_X86_64 LibreOffice_project/30$Build-2</meta:generator>
    <meta:document-statistic meta:object-count="52"/>
  </office:meta>
</office:document-meta>
</file>